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-Bold" svg:font-family="Cambria-Bold"/>
    <style:font-face style:name="Mangal1" svg:font-family="Mangal"/>
    <style:font-face style:name="Cambria" svg:font-family="Cambria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063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3854in"/>
    </style:style>
    <style:style style:name="Table2.D" style:family="table-column">
      <style:table-column-properties style:column-width="2.751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1155cd" style:font-name="Calibri" fo:font-size="14.5pt" fo:font-weight="bold" style:font-name-asian="Calibri" style:font-size-asian="14.5pt" style:font-weight-asian="bold" style:font-name-complex="Calibri" style:font-size-complex="14.5pt" style:font-weight-complex="bold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fo:color="#1155cd" style:font-name="Calibri" fo:font-size="14.5pt" style:font-name-asian="Calibri" style:font-size-asian="14.5pt" style:font-name-complex="Calibri" style:font-size-complex="14.5pt"/>
    </style:style>
    <style:style style:name="P3" style:family="paragraph" style:parent-style-name="Standard">
      <style:paragraph-properties fo:text-align="start" style:justify-single-word="false" style:text-autospace="none"/>
      <style:text-properties fo:color="#1155cd" style:font-name="Calibri" fo:font-size="14.5pt" style:font-name-asian="Calibri" style:font-size-asian="14.5pt" style:font-name-complex="Calibri" style:font-size-complex="14.5pt"/>
    </style:style>
    <style:style style:name="P4" style:family="paragraph" style:parent-style-name="Standard" style:list-style-name="L6">
      <style:paragraph-properties fo:text-align="start" style:justify-single-word="false" style:text-autospace="none"/>
      <style:text-properties fo:color="#1155cd" style:font-name="Calibri" fo:font-size="14.5pt" style:font-name-asian="Calibri" style:font-size-asian="14.5pt" style:font-name-complex="Calibri" style:font-size-complex="14.5pt"/>
    </style:style>
    <style:style style:name="P5" style:family="paragraph" style:parent-style-name="Standard" style:list-style-name="L7">
      <style:paragraph-properties fo:text-align="start" style:justify-single-word="false" style:text-autospace="none"/>
      <style:text-properties fo:color="#1155cd" style:font-name="Calibri" fo:font-size="14.5pt" style:font-name-asian="Calibri" style:font-size-asian="14.5pt" style:font-name-complex="Calibri" style:font-size-complex="14.5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1155cd" style:font-name="Cambria-Bold" fo:font-size="18pt" fo:font-weight="bold" style:font-name-asian="Cambria-Bold" style:font-size-asian="18pt" style:font-weight-asian="bold" style:font-name-complex="Cambria-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fo:color="#1155cd" style:font-name="Cambria-Bold" fo:font-size="18pt" style:font-name-asian="Cambria-Bold" style:font-size-asian="18pt" style:font-name-complex="Cambria-Bold" style:font-size-complex="18pt"/>
    </style:style>
    <style:style style:name="P8" style:family="paragraph" style:parent-style-name="Standard">
      <style:paragraph-properties fo:text-align="start" style:justify-single-word="false" style:text-autospace="none"/>
      <style:text-properties fo:color="#1155cd" style:font-name="Cambria-Bold" fo:font-size="10pt" style:font-name-asian="Cambria-Bold" style:font-size-asian="10pt" style:font-name-complex="Cambria-Bold" style:font-size-complex="10pt"/>
    </style:style>
    <style:style style:name="P9" style:family="paragraph" style:parent-style-name="Standard" style:list-style-name="L8">
      <style:paragraph-properties fo:text-align="start" style:justify-single-word="false" style:text-autospace="none"/>
      <style:text-properties fo:color="#1155cd" style:font-name="Cambria-Bold" fo:font-size="10pt" style:font-name-asian="Cambria-Bold" style:font-size-asian="10pt" style:font-name-complex="Cambria-Bold" style:font-size-complex="10pt"/>
    </style:style>
    <style:style style:name="P10" style:family="paragraph" style:parent-style-name="Standard" style:list-style-name="L9">
      <style:paragraph-properties fo:text-align="start" style:justify-single-word="false" style:text-autospace="none"/>
      <style:text-properties fo:color="#1155cd" style:font-name="Cambria-Bold" fo:font-size="14.5pt" fo:font-weight="bold" style:font-name-asian="Cambria-Bold" style:font-size-asian="14.5pt" style:font-weight-asian="bold" style:font-name-complex="Cambria-Bold" style:font-size-complex="14.5pt" style:font-weight-complex="bold"/>
    </style:style>
    <style:style style:name="P11" style:family="paragraph" style:parent-style-name="Standard" style:list-style-name="">
      <style:paragraph-properties style:text-autospace="none"/>
      <style:text-properties fo:color="#1155cd" style:font-name="Cambria-Bold" fo:font-size="14.5pt" fo:font-weight="bold" style:font-name-asian="Cambria-Bold" style:font-size-asian="14.5pt" style:font-weight-asian="bold" style:font-name-complex="Cambria-Bold" style:font-size-complex="14.5pt" style:font-weight-complex="bold"/>
    </style:style>
    <style:style style:name="P12" style:family="paragraph" style:parent-style-name="Standard">
      <style:paragraph-properties style:text-autospace="none"/>
      <style:text-properties fo:color="#1155cd" style:font-name="Cambria-Bold" fo:font-size="12pt" style:font-name-asian="Cambria-Bold" style:font-size-asian="12pt" style:font-name-complex="Cambria-Bold" style:font-size-complex="12pt"/>
    </style:style>
    <style:style style:name="P13" style:family="paragraph" style:parent-style-name="Standard" style:list-style-name="">
      <style:paragraph-properties style:text-autospace="none"/>
      <style:text-properties fo:color="#1155cd" style:font-name="Cambria-Bold" fo:font-size="12pt" style:font-name-asian="Cambria-Bold" style:font-size-asian="12pt" style:font-name-complex="Cambria-Bold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ff" style:font-name="Calibri" fo:font-size="14.5pt" fo:font-weight="bold" style:font-name-asian="Calibri" style:font-size-asian="14.5pt" style:font-weight-asian="bold" style:font-name-complex="Calibri" style:font-size-complex="14.5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ff" style:font-name="Calibri" fo:font-size="14.5pt" fo:font-weight="bold" style:font-name-asian="Calibri" style:font-size-asian="14.5pt" style:font-weight-asian="bold" style:font-name-complex="Calibri" style:font-size-complex="14.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1155cd" style:font-name="Cambria" fo:font-size="12pt" style:font-name-asian="Cambria" style:font-size-asian="12pt" style:font-name-complex="Cambria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ambria-Bold" fo:font-size="10pt" style:font-name-asian="Cambria-Bold" style:font-size-asian="10pt" style:font-name-complex="Cambria-Bold" style:font-size-complex="10pt"/>
    </style:style>
    <style:style style:name="P18" style:family="paragraph" style:parent-style-name="Table_20_Contents">
      <style:text-properties style:font-name="Cambria-Bold" fo:font-size="14.5pt" style:font-name-asian="Cambria-Bold" style:font-size-asian="14.5pt" style:font-name-complex="Cambria-Bold" style:font-size-complex="14.5pt"/>
    </style:style>
    <style:style style:name="P19" style:family="paragraph" style:parent-style-name="Table_20_Contents">
      <style:text-properties fo:color="#3333ff" style:font-name="Cambria-Bold" fo:font-size="14.5pt" style:font-name-asian="Cambria-Bold" style:font-size-asian="14.5pt" style:font-name-complex="Cambria-Bold" style:font-size-complex="14.5pt"/>
    </style:style>
    <style:style style:name="P20" style:family="paragraph" style:parent-style-name="Table_20_Contents">
      <style:text-properties fo:color="#3333ff" style:font-name="Cambria-Bold" fo:font-size="11.5pt" fo:font-weight="bold" style:font-name-asian="Cambria-Bold" style:font-size-asian="11.5pt" style:font-weight-asian="bold" style:font-name-complex="Cambria-Bold" style:font-size-complex="11.5pt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T4" style:family="text">
      <style:text-properties fo:color="#000000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style:font-name="Calibri" fo:font-size="14.5pt" style:font-name-asian="Calibri" style:font-size-asian="14.5pt" style:font-name-complex="Calibri" style:font-size-complex="14.5pt"/>
    </style:style>
    <style:style style:name="T6" style:family="text">
      <style:text-properties style:font-name="Calibri" style:font-name-asian="Calibri" style:font-name-complex="Calibri"/>
    </style:style>
    <style:style style:name="T7" style:family="text">
      <style:text-properties fo:font-size="14.5pt" fo:font-weight="bold" style:font-size-asian="14.5pt" style:font-weight-asian="bold" style:font-size-complex="14.5pt" style:font-weight-complex="bold"/>
    </style:style>
    <style:style style:name="T8" style:family="text">
      <style:text-properties style:font-name="Cambria" fo:font-size="14.5pt" style:font-name-asian="Cambria" style:font-size-asian="14.5pt" style:font-name-complex="Cambria" style:font-size-complex="14.5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1155cd" style:font-name="Cambria" fo:font-size="12pt" style:font-name-asian="Cambria" style:font-size-asian="12pt" style:font-name-complex="Cambria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1.5pt" fo:font-weight="bold" style:font-size-asian="11.5pt" style:font-weight-asian="bold" style:font-size-complex="11.5pt" style:font-weight-complex="bold"/>
    </style:style>
    <style:style style:name="T14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3333ff" fo:font-weight="normal" style:font-weight-asian="normal" style:font-weight-complex="normal"/>
    </style:style>
    <style:style style:name="T17" style:family="text">
      <style:text-properties fo:color="#0000ff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le of Contents</text:p>
      <text:p text:style-name="P6"/>
      <text:list xml:id="list8914038555569513034" text:style-name="L1">
        <text:list-item>
          <text:list>
            <text:list-item>
              <text:list>
                <text:list-item>
                  <text:p text:style-name="P7"><text:span text:style-name="T5">Revision History</text:span></text:p>
                  <text:p text:style-name="P7"><text:span text:style-name="T5"/></text:p>
                </text:list-item>
                <text:list-item>
                  <text:p text:style-name="P2">Scope</text:p>
                  <text:list>
                    <text:list-header>
                      <text:p text:style-name="P2">Phase 1:</text:p>
                      <text:p text:style-name="P2">Phase 2 :</text:p>
                      <text:p text:style-name="P2">Phase 3:</text:p>
                    </text:list-header>
                  </text:list>
                </text:list-item>
              </text:list>
            </text:list-item>
          </text:list>
        </text:list-item>
      </text:list>
      <text:p text:style-name="P3"><text:tab/> <text:s text:c="4"/>3. Requirements:</text:p>
      <text:p text:style-name="P3"><text:tab/><text:tab/> <text:s text:c="4"/>Pack Requirements for Shortfilms , movies and TV shows:</text:p>
      <text:p text:style-name="P3"><text:s text:c="5"/></text:p>
      <text:p text:style-name="P3"><text:s text:c="16"/>4. API Implementation</text:p>
      <text:list xml:id="list3529290564908160796" text:style-name="L6">
        <text:list-item>
          <text:list>
            <text:list-item>
              <text:list>
                <text:list-item>
                  <text:list>
                    <text:list-header>
                      <text:p text:style-name="P4">Status Code List</text:p>
                      <text:p text:style-name="P4">LocationTracking API</text:p>
                      <text:p text:style-name="P4">ContentList API</text:p>
                      <text:p text:style-name="P4">ContentDetail API</text:p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list xml:id="list2517572827976570110" text:style-name="L7">
        <text:list-item>
          <text:list>
            <text:list-item>
              <text:list>
                <text:list-item>
                  <text:p text:style-name="P5">UI Implementation</text:p>
                  <text:p text:style-name="P5"><text:s text:c="6"/>MainMenu page</text:p>
                  <text:p text:style-name="P5"><text:s text:c="6"/>Shortfilms page</text:p>
                  <text:p text:style-name="P5"><text:s text:c="6"/>Movies and Sports page</text:p>
                </text:list-item>
              </text:list>
            </text:list-item>
          </text:list>
        </text:list-item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601962091940216129" text:style-name="L8">
        <text:list-item>
          <text:p text:style-name="P9"><text:soft-page-break/><text:span text:style-name="T7">Revision History</text:span><text:span text:style-name="T9">:</text:span></text:p>
        </text:list-item>
      </text:list>
      <text:p text:style-name="P8"><text:span text:style-name="T9"/></text:p>
      <text:p text:style-name="P8"><text:span text:style-name="T9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6"><text:s text:c="16"/>Version</text:p>
          </table:table-cell>
          <table:table-cell table:style-name="Table1.A1" office:value-type="string">
            <text:p text:style-name="P16"><text:s text:c="15"/>Date</text:p>
          </table:table-cell>
          <table:table-cell table:style-name="Table1.A1" office:value-type="string">
            <text:p text:style-name="P16"><text:s text:c="18"/>By</text:p>
          </table:table-cell>
          <table:table-cell table:style-name="Table1.D1" office:value-type="string">
            <text:p text:style-name="P17"><text:s text:c="12"/><text:span text:style-name="T10">Remarks</text:span></text:p>
          </table:table-cell>
        </table:table-row>
        <table:table-row>
          <table:table-cell table:style-name="Table1.A2" office:value-type="float" office:value="1.1">
            <text:p text:style-name="P17">1.1</text:p>
          </table:table-cell>
          <table:table-cell table:style-name="Table1.B2" office:value-type="date" office:date-value="2015-11-03">
            <text:p text:style-name="P17">11/03/15</text:p>
          </table:table-cell>
          <table:table-cell table:style-name="Table1.C2" office:value-type="string">
            <text:p text:style-name="P17"><text:s text:c="16"/>Naveen</text:p>
          </table:table-cell>
          <table:table-cell table:style-name="Table1.D2" office:value-type="string">
            <text:p text:style-name="P17"/>
          </table:table-cell>
        </table:table-row>
      </table:table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list xml:id="list5500426406764775472" text:style-name="L9">
        <text:list-item>
          <text:p text:style-name="P10">Scope:</text:p>
        </text:list-item>
      </text:list>
      <text:p text:style-name="P12"><text:span text:style-name="T11"/></text:p>
      <text:p text:style-name="P13"><text:span text:style-name="T11"><text:tab/>Phase 1:</text:span></text:p>
      <text:p text:style-name="P13"><text:span text:style-name="T9"/></text:p>
      <text:p text:style-name="P13"><text:span text:style-name="T9"><text:tab/></text:span><text:span text:style-name="T2">Pack requirements for database</text:span></text:p>
      <text:p text:style-name="P13"><text:span text:style-name="T9"><text:tab/></text:span><text:span text:style-name="T2">Basic UI with simple menu option and content play for main page and shortfilms page</text:span></text:p>
      <text:p text:style-name="P13"><text:span text:style-name="T2"><text:tab/>ContentList api for Shortfilms</text:span></text:p>
      <text:p text:style-name="P13"><text:span text:style-name="T2"><text:s text:c="11"/>ContentDetail api for Shortfilm</text:span></text:p>
      <text:p text:style-name="P13"><text:span text:style-name="T2"><text:tab/>Search API</text:span></text:p>
      <text:p text:style-name="P13"><text:span text:style-name="T2"><text:tab/>Submit API</text:span></text:p>
      <text:p text:style-name="P13"><text:span text:style-name="T2"><text:s text:c="11"/>LocationTracking api</text:span></text:p>
      <text:p text:style-name="P13"><text:span text:style-name="T2"/></text:p>
      <text:p text:style-name="P13"><text:span text:style-name="T2"><text:tab/></text:span><text:span text:style-name="T11">Phase 2 :</text:span></text:p>
      <text:p text:style-name="P13"><text:span text:style-name="T2"/></text:p>
      <text:p text:style-name="P13"><text:span text:style-name="T2"><text:tab/>UI implementation for all options along with subscribe</text:span></text:p>
      <text:p text:style-name="P13"><text:span text:style-name="T2"><text:tab/>ContentList and ContentDetail api's for all options</text:span></text:p>
      <text:p text:style-name="P13"><text:span text:style-name="T2"><text:tab/>R&amp;D on LiveEvents</text:span></text:p>
      <text:p text:style-name="P13"><text:span text:style-name="T2"><text:tab/>Subscribe api</text:span></text:p>
      <text:p text:style-name="P13"><text:span text:style-name="T2"><text:tab/>Hosting web client</text:span></text:p>
      <text:p text:style-name="P13"><text:span text:style-name="T2"><text:tab/>Android Client</text:span></text:p>
      <text:p text:style-name="P13"><text:span text:style-name="T2"><text:tab/></text:span></text:p>
      <text:p text:style-name="P13"><text:span text:style-name="T2"><text:tab/></text:span><text:span text:style-name="T11">Phase 3:</text:span></text:p>
      <text:p text:style-name="P13"><text:span text:style-name="T2"/></text:p>
      <text:p text:style-name="P13"><text:span text:style-name="T2"><text:tab/>Promotions</text:span></text:p>
      <text:p text:style-name="P13"><text:span text:style-name="T2"><text:tab/>Placing adds</text:span></text:p>
      <text:p text:style-name="P13"><text:span text:style-name="T2"><text:tab/>Implementation of live events</text:span></text:p>
      <text:p text:style-name="P13"><text:span text:style-name="T2"><text:tab/>Android App release</text:span></text:p>
      <text:p text:style-name="P13"><text:span text:style-name="T2"/></text:p>
      <text:p text:style-name="P13"><text:span text:style-name="T2"><text:tab/></text:span></text:p>
      <text:p text:style-name="P13"><text:span text:style-name="T2"><text:tab/>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/></text:p>
      <text:p text:style-name="P13"><text:span text:style-name="T2"/></text:p>
      <text:p text:style-name="P11">3. Requirements:</text:p>
      <text:p text:style-name="P11"><text:tab/></text:p>
      <text:p text:style-name="P11"><text:tab/><text:span text:style-name="T6">Pack Requirements for Shortfilms , movies and TV shows:</text:span></text:p>
      <text:p text:style-name="P11"><text:span text:style-name="T6"><text:tab/></text:span></text:p>
      <text:p text:style-name="P11"><text:span text:style-name="T6"><text:tab/><text:tab/></text:span><text:span text:style-name="T3">Crawling data from youtube ,shortfilm adda and other related websites <text:tab/><text:tab/><text:tab/>for database</text:span></text:p>
      <text:p text:style-name="P11"><text:span text:style-name="T3"><text:tab/><text:tab/>Apis for data crawling and making database</text:span></text:p>
      <text:p text:style-name="P11"><text:span text:style-name="T3"/></text:p>
      <text:p text:style-name="P11">4. API Changes:<text:span text:style-name="T3"><text:tab/><text:tab/></text:span></text:p>
      <text:p text:style-name="P11"><text:span text:style-name="T3"><text:tab/></text:span><text:span text:style-name="T12">Status Code List :</text:span></text:p>
      <text:p text:style-name="P11"><text:span text:style-name="T4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9"><text:s text:c="9"/><text:span text:style-name="T11"><text:s/></text:span><text:span text:style-name="T13">No</text:span></text:p>
          </table:table-cell>
          <table:table-cell table:style-name="Table2.A1" office:value-type="string">
            <text:p text:style-name="P19"><text:s text:c="9"/><text:span text:style-name="T14">Case</text:span></text:p>
          </table:table-cell>
          <table:table-cell table:style-name="Table2.A1" office:value-type="string">
            <text:p text:style-name="P19"><text:s text:c="3"/><text:span text:style-name="T15">Status Code</text:span></text:p>
          </table:table-cell>
          <table:table-cell table:style-name="Table2.D1" office:value-type="string">
            <text:p text:style-name="P20"><text:s text:c="21"/><text:span text:style-name="T15"><text:s text:c="3"/>Description</text:span></text:p>
          </table:table-cell>
        </table:table-row>
        <table:table-row>
          <table:table-cell table:style-name="Table2.A2" office:value-type="float" office:value="1">
            <text:p text:style-name="P18">1</text:p>
          </table:table-cell>
          <table:table-cell table:style-name="Table2.B2" office:value-type="string">
            <text:p text:style-name="P18"><text:s text:c="7"/>SUCCESS</text:p>
          </table:table-cell>
          <table:table-cell table:style-name="Table2.A2" office:value-type="float" office:value="200">
            <text:p text:style-name="P18">200</text:p>
          </table:table-cell>
          <table:table-cell table:style-name="Table2.D2" office:value-type="string">
            <text:p text:style-name="P18">When the request results success</text:p>
          </table:table-cell>
        </table:table-row>
        <table:table-row>
          <table:table-cell table:style-name="Table2.A2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A2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A2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A2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A2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A2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>
            <text:p text:style-name="P18"/>
          </table:table-cell>
          <table:table-cell table:style-name="Table2.B2" office:value-type="string">
            <text:p text:style-name="P18"/>
          </table:table-cell>
          <table:table-cell table:style-name="Table2.A2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P11"><text:span text:style-name="T4"/></text:p>
      <text:p text:style-name="P11"><text:span text:style-name="T3"/></text:p>
      <text:p text:style-name="P11"><text:span text:style-name="T3"/></text:p>
      <text:p text:style-name="P11"><text:span text:style-name="T3">Note : Status codes yet to be finalized</text:span></text:p>
      <text:p text:style-name="P1"><text:span text:style-name="T3"/></text:p>
      <text:p text:style-name="P1"><text:span text:style-name="T3"/></text:p>
      <text:p text:style-name="P14"><text:span text:style-name="T15">LocationTracking API : </text:span></text:p>
      <text:p text:style-name="P14"><text:span text:style-name="T15"/></text:p>
      <text:p text:style-name="P14"><text:span text:style-name="T15"><text:tab/></text:span><text:span text:style-name="T1">Use freegeoip to retrieve current location of user</text:span></text:p>
      <text:p text:style-name="P14"><text:span text:style-name="T1"/></text:p>
      <text:p text:style-name="P14"><text:span text:style-name="T1"><text:tab/>Response codes: <text:s/>200 , 500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/></text:p>
      <text:p text:style-name="P15"><text:span text:style-name="T15">ContentList API:</text:span></text:p>
      <text:p text:style-name="P15"><text:span text:style-name="T15"/></text:p>
      <text:p text:style-name="P15"><text:span text:style-name="T15"><text:tab/></text:span><text:span text:style-name="T1">Basic json response which contains title,imageurl,videourl cast &amp; crew etc... of <text:s text:c="9"/><text:tab/>all contents</text:span></text:p>
      <text:p text:style-name="P15"><text:span text:style-name="T1"><text:tab/></text:span></text:p>
      <text:p text:style-name="P15"><text:span text:style-name="T1"><text:tab/>Response should be sorted order based on the local language</text:span></text:p>
      <text:p text:style-name="P15"><text:span text:style-name="T1"/></text:p>
      <text:p text:style-name="P15"><text:span text:style-name="T1"><text:tab/>Response Format: Yet to be finalized</text:span></text:p>
      <text:p text:style-name="P15"><text:span text:style-name="T1"/></text:p>
      <text:p text:style-name="P15"><text:span text:style-name="T1"><text:tab/>Response Codes: <text:s text:c="3"/>200 and etc...</text:span></text:p>
      <text:p text:style-name="P15"><text:span text:style-name="T1"/></text:p>
      <text:p text:style-name="P15"><text:span text:style-name="T15">ContentDetail API:</text:span></text:p>
      <text:p text:style-name="P15"><text:span text:style-name="T15"/></text:p>
      <text:p text:style-name="P15"><text:span text:style-name="T15"><text:tab/></text:span><text:span text:style-name="T1">Returns detailed info about single content</text:span></text:p>
      <text:p text:style-name="P15"><text:span text:style-name="T1"/></text:p>
      <text:p text:style-name="P15"><text:span text:style-name="T1"><text:tab/>Response Format: Yet to be finalized</text:span></text:p>
      <text:p text:style-name="P15"><text:span text:style-name="T1"/></text:p>
      <text:p text:style-name="P15"><text:span text:style-name="T1"><text:tab/>Response Codes: <text:s text:c="3"/>200 and etc...</text:span></text:p>
      <text:p text:style-name="P15"><text:span text:style-name="T1"/></text:p>
      <text:p text:style-name="P15"><text:span text:style-name="T1"/></text:p>
      <text:p text:style-name="P15"><text:span text:style-name="T15">Search API:</text:span></text:p>
      <text:p text:style-name="P15"><text:span text:style-name="T15"/></text:p>
      <text:p text:style-name="P15"><text:span text:style-name="T15"><text:tab/></text:span><text:span text:style-name="T1">Return the response based on the search,genere,language or etc...</text:span></text:p>
      <text:p text:style-name="P15"><text:span text:style-name="T1"><text:tab/></text:span></text:p>
      <text:p text:style-name="P15"><text:span text:style-name="T1"><text:tab/>Response should be sorted order based on the local language</text:span></text:p>
      <text:p text:style-name="P15"><text:span text:style-name="T1"><text:tab/></text:span></text:p>
      <text:p text:style-name="P15"><text:span text:style-name="T1"><text:tab/>Response Format: Yet to be finalized</text:span></text:p>
      <text:p text:style-name="P15"><text:span text:style-name="T1"/></text:p>
      <text:p text:style-name="P15"><text:span text:style-name="T1"><text:tab/>Response Codes: <text:s text:c="3"/>200 and etc...</text:span></text:p>
      <text:p text:style-name="P15"><text:span text:style-name="T1"/></text:p>
      <text:p text:style-name="P15"><text:span text:style-name="T1"/></text:p>
      <text:p text:style-name="P14"><text:span text:style-name="T15">Submit API:</text:span></text:p>
      <text:p text:style-name="P14"><text:span text:style-name="T15"/></text:p>
      <text:p text:style-name="P14"><text:span text:style-name="T15"><text:tab/></text:span><text:span text:style-name="T1">Input parameters are title,Cast &amp; Crew, Production , youtube url ,image Url <text:s/><text:tab/>and etc...</text:span></text:p>
      <text:p text:style-name="P14"><text:span text:style-name="T1"><text:tab/>Stores into database</text:span></text:p>
      <text:p text:style-name="P14"><text:span text:style-name="T1"/></text:p>
      <text:p text:style-name="P14"><text:soft-page-break/><text:span text:style-name="T1"><text:tab/>Response Format: Yet to be finalized</text:span></text:p>
      <text:p text:style-name="P15"><text:span text:style-name="T1"/></text:p>
      <text:p text:style-name="P15"><text:span text:style-name="T1"><text:tab/>Response Codes: <text:s text:c="3"/>200 and etc...</text:span></text:p>
      <text:p text:style-name="P15"><text:span text:style-name="T1"/></text:p>
      <text:p text:style-name="P1"><text:span text:style-name="T1"/></text:p>
      <text:p text:style-name="P1">UI Implementation : </text:p>
      <text:p text:style-name="P1"/>
      <text:p text:style-name="P1"><text:tab/><text:span text:style-name="T16">Main Page:</text:span></text:p>
      <text:p text:style-name="P1"><text:span text:style-name="T16"><text:tab/><text:tab/></text:span></text:p>
      <text:p text:style-name="P1"><text:span text:style-name="T16"><text:tab/> <text:s text:c="2"/></text:span><text:span text:style-name="T1">Display all content irrespective of menu (Shortfilm,movie,tvShows and etc...)</text:span></text:p>
      <text:p text:style-name="P1"><text:span text:style-name="T1"><text:tab/> <text:s text:c="2"/>Content Should be in sorted order based on language</text:span></text:p>
      <text:p text:style-name="P1"><text:span text:style-name="T1"/></text:p>
      <text:p text:style-name="P1"><text:span text:style-name="T1"><text:s text:c="10"/></text:span><text:span text:style-name="T17">Shortfilm page:</text:span></text:p>
      <text:p text:style-name="P1"><text:span text:style-name="T17"><text:tab/> <text:s text:c="3"/></text:span></text:p>
      <text:p text:style-name="P1"><text:span text:style-name="T17"><text:tab/> <text:s text:c="3"/></text:span><text:span text:style-name="T1">Same as main page but displays only shortfilms</text:span></text:p>
      <text:p text:style-name="P1"><text:span text:style-name="T1"><text:tab/> <text:s text:c="3"/>Content Should be in sorted order based on language</text:span></text:p>
      <text:p text:style-name="P1"><text:span text:style-name="T1"><text:tab/> <text:s text:c="3"/>Submit tab</text:span></text:p>
      <text:p text:style-name="P1"><text:span text:style-name="T1"><text:tab/> <text:s text:c="3"/>Cast &amp; Crew tab</text:span></text:p>
      <text:p text:style-name="P1"><text:span text:style-name="T1"/></text:p>
      <text:p text:style-name="P1"><text:span text:style-name="T1"><text:s text:c="10"/>Note : UI design yet to be finalized..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Please update the doc frequently...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All the best 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-Bold" svg:font-family="Cambria-Bold"/>
    <style:font-face style:name="Mangal1" svg:font-family="Mangal"/>
    <style:font-face style:name="Cambria" svg:font-family="Cambria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1T17:06:29.24</meta:creation-date>
    <meta:document-statistic meta:table-count="2" meta:image-count="0" meta:object-count="0" meta:page-count="6" meta:paragraph-count="107" meta:word-count="392" meta:character-count="2754"/>
    <dc:date>2015-03-11T17:06:44.24</dc:date>
    <meta:editing-duration>PT15S</meta:editing-duration>
    <meta:editing-cycles>1</meta:editing-cycles>
    <meta:generator>OpenOffice/4.1.0$Win32 OpenOffice.org_project/410m18$Build-9764</meta:generator>
  </office:meta>
</office:document-meta>
</file>